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445in"/>
    </style:style>
    <style:style style:name="co3" style:family="table-column">
      <style:table-column-properties fo:break-before="auto" style:column-width="2.23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.2858in" svg:height="2.4106in" svg:x="0.1969in" svg:y="1.2429in">
            <draw:object draw:notify-on-update-of-ranges="Sheet1.D2:Sheet1.D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cenário</text:p>
          </table:table-cell>
          <table:table-cell table:number-columns-repeated="2"/>
          <table:table-cell office:value-type="string" calcext:value-type="string">
            <text:p>tempo de evasão</text:p>
          </table:table-cell>
          <table:table-cell office:value-type="string" calcext:value-type="string">
            <text:p>descrição do cenári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8T15:56:40.887927992</meta:creation-date>
    <dc:date>2023-09-18T16:13:50.019923093</dc:date>
    <meta:editing-duration>PT6M59S</meta:editing-duration>
    <meta:editing-cycles>1</meta:editing-cycles>
    <meta:document-statistic meta:table-count="1" meta:cell-count="23" meta:object-count="1"/>
    <meta:generator>LibreOffice/7.3.7.2$Linux_X86_64 LibreOffice_project/3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0.887cm" svg:height="6.124cm" xlink:href=".." xlink:type="simple" chart:class="chart:bar" chart:style-name="ch1">
        <chart:plot-area chart:style-name="ch2" table:cell-range-address="Sheet1.D2:Sheet1.D6" svg:x="0.217cm" svg:y="0.122cm" svg:width="10.453cm" svg:height="5.88cm">
          <chart:coordinate-region svg:x="0.838cm" svg:y="0.321cm" svg:width="9.832cm" svg:height="5.03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D2:Sheet1.D6" chart:class="chart:bar">
            <chart:data-point chart:repeated="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">
                <text:p>30</text:p>
                <draw:g>
                  <svg:desc>Sheet1.D2:Sheet1.D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">
                <text:p>3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